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fo:font-weight="bold" officeooo:rsid="001fb68d" officeooo:paragraph-rsid="001fb68d" style:font-size-asian="22pt" style:font-weight-asian="bold" style:font-size-complex="22pt" style:font-weight-complex="bold"/>
    </style:style>
    <style:style style:name="P2" style:family="paragraph" style:parent-style-name="Standard" style:list-style-name="L2">
      <style:text-properties fo:font-size="12pt" fo:font-weight="normal" officeooo:rsid="001fb68d" officeooo:paragraph-rsid="001fb68d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fb68d" officeooo:paragraph-rsid="001fb68d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text-properties fo:font-size="12pt" fo:font-weight="normal" officeooo:rsid="001fb68d" officeooo:paragraph-rsid="001fb68d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text-properties fo:font-size="12pt" fo:font-weight="normal" officeooo:rsid="001fb68d" officeooo:paragraph-rsid="001fb68d" style:font-size-asian="12pt" style:font-weight-asian="normal" style:font-size-complex="12pt" style:font-weight-complex="normal"/>
    </style:style>
    <style:style style:name="P6" style:family="paragraph" style:parent-style-name="Standard" style:list-style-name="L5">
      <style:text-properties fo:font-size="12pt" fo:font-weight="normal" officeooo:rsid="001fb68d" officeooo:paragraph-rsid="001fb68d" style:font-size-asian="12pt" style:font-weight-asian="normal" style:font-size-complex="12pt" style:font-weight-complex="normal"/>
    </style:style>
    <style:style style:name="P7" style:family="paragraph" style:parent-style-name="Standard" style:list-style-name="L6">
      <style:text-properties fo:font-size="12pt" fo:font-weight="normal" officeooo:rsid="001fb68d" officeooo:paragraph-rsid="001fb68d" style:font-size-asian="12pt" style:font-weight-asian="normal" style:font-size-complex="12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>
      <style:text-properties fo:font-size="22pt" fo:font-weight="bold" officeooo:rsid="001fb68d" officeooo:paragraph-rsid="001fb68d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Compose</text:p>
      <text:p text:style-name="P1"/>
      <text:p text:style-name="P10"><text:span text:style-name="Strong_20_Emphasis"><text:span text:style-name="T1">Applications and Tools</text:span></text:span><text:span text:style-name="T1">:</text:span></text:p>
      <text:list xml:id="list3435882018" text:style-name="L1">
        <text:list-item>
          <text:p text:style-name="P9">Docker (v20.x or later)</text:p>
        </text:list-item>
        <text:list-item>
          <text:p text:style-name="P8">Docker Compose (v1.29.x or later)</text:p>
        </text:list-item>
      </text:list>
      <text:p text:style-name="P1"><text:span text:style-name="Strong_20_Emphasis"><text:span text:style-name="T1">Install Docker</text:span></text:span><text:span text:style-name="T1">:</text:span></text:p>
      <text:list xml:id="list2013809595" text:style-name="L2">
        <text:list-item>
          <text:p text:style-name="P2">sudo apt update </text:p>
        </text:list-item>
        <text:list-item>
          <text:p text:style-name="P2">sudo apt install -y docker.io </text:p>
        </text:list-item>
        <text:list-item>
          <text:p text:style-name="P2">sudo systemctl start docker </text:p>
        </text:list-item>
        <text:list-item>
          <text:p text:style-name="P2">sudo systemctl enable docker </text:p>
        </text:list-item>
        <text:list-item>
          <text:p text:style-name="P2">sudo usermod -aG docker $USER</text:p>
        </text:list-item>
      </text:list>
      <text:p text:style-name="P3"><text:span text:style-name="T1"/></text:p>
      <text:p text:style-name="P3"><text:span text:style-name="Strong_20_Emphasis"><text:span text:style-name="T1">Install Docker Compose</text:span></text:span><text:span text:style-name="T1">:</text:span></text:p>
      <text:list xml:id="list1232402958" text:style-name="L3">
        <text:list-item>
          <text:p text:style-name="P4">sudo curl -L "https://github.com/docker/compose/releases/download/1.29.2/docker-compose-$(uname -s)-$(uname -m)" -o /usr/local/bin/docker-compose </text:p>
        </text:list-item>
        <text:list-item>
          <text:p text:style-name="P4">sudo chmod +x /usr/local/bin/docker-compose</text:p>
        </text:list-item>
      </text:list>
      <text:p text:style-name="P3"><text:span text:style-name="T1"/></text:p>
      <text:p text:style-name="P3"><text:span text:style-name="Strong_20_Emphasis"><text:span text:style-name="T1">Verify Installation</text:span></text:span><text:span text:style-name="T1">:</text:span></text:p>
      <text:list xml:id="list484651919" text:style-name="L4">
        <text:list-item>
          <text:p text:style-name="P5">docker -v </text:p>
        </text:list-item>
        <text:list-item>
          <text:p text:style-name="P5">docker-compose -v</text:p>
        </text:list-item>
      </text:list>
      <text:p text:style-name="P3"><text:span text:style-name="T1"/></text:p>
      <text:p text:style-name="P3"><text:span text:style-name="Strong_20_Emphasis"><text:span text:style-name="T1">Set up Docker Compose Project</text:span></text:span><text:span text:style-name="T1">:</text:span></text:p>
      <text:list xml:id="list708145417" text:style-name="L5">
        <text:list-item>
          <text:p text:style-name="P6">git clone &lt;compose-repository-url&gt; pet-vet-compose </text:p>
        </text:list-item>
        <text:list-item>
          <text:p text:style-name="P6">cd pet-vet-compose</text:p>
        </text:list-item>
      </text:list>
      <text:p text:style-name="P3"><text:span text:style-name="T1"/></text:p>
      <text:p text:style-name="P3"><text:span text:style-name="Strong_20_Emphasis"><text:span text:style-name="T1">Run Docker Compose</text:span></text:span><text:span text:style-name="T1">:</text:span></text:p>
      <text:list xml:id="list952579607" text:style-name="L6">
        <text:list-item>
          <text:p text:style-name="P7">docker-compose up --buil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9:37:26.267088148</meta:creation-date>
    <dc:date>2024-07-10T19:42:26.632183887</dc:date>
    <meta:editing-duration>PT5M1S</meta:editing-duration>
    <meta:editing-cycles>1</meta:editing-cycles>
    <meta:document-statistic meta:table-count="0" meta:image-count="0" meta:object-count="0" meta:page-count="1" meta:paragraph-count="21" meta:word-count="90" meta:character-count="656" meta:non-whitespace-character-count="595"/>
    <meta:generator>LibreOffice/7.3.7.2$Linux_X86_64 LibreOffice_project/30$Build-2</meta:generator>
  </office:meta>
</office:document-meta>
</file>